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harter" svg:font-family="Charter, Georgia,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67d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Este 'disc rot' no es otra cosa que un proceso de desgaste que se da con el tiempo, facilitado por una serie de condiciones.</text:p>
      <text:p text:style-name="P1"/>
      <text:p text:style-name="P1">La capa de laca es muy fina producida y no suele tener uniformidad en cuanto al grosor. Bajo ella se encuentra la capa reflectante que suele ser de aluminio, un metal reacciona químicamente de manera bastante sencilla con oxígeno y otros iones que se encuentran en el agua en condensación del aire, y la medida en que ocurren estas reacciones con los sulfuros son la base del problema.</text:p>
      <text:p text:style-name="P1"/>
      <text:p text:style-name="P1">Cuando la capa de lacado no es lo suficientemente resistente al sulfuro del aire, éste hace que la capa de aluminio se corroa. De ahí que queden unas "manchas" que no pueden eliminarse o restaurarse, siendo un signo de aparición unas manchas blancas muy pequeñas o decoloraciones que dejan un tono negruzc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harter" svg:font-family="Charter, Georgia,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2T10:10:45.402000000</meta:creation-date>
    <dc:date>2023-02-02T10:12:20.008000000</dc:date>
    <meta:editing-duration>PT1M35S</meta:editing-duration>
    <meta:editing-cycles>1</meta:editing-cycles>
    <meta:document-statistic meta:table-count="0" meta:image-count="0" meta:object-count="0" meta:page-count="1" meta:paragraph-count="3" meta:word-count="144" meta:character-count="816" meta:non-whitespace-character-count="674"/>
    <meta:generator>LibreOffice/7.3.4.2$Windows_X86_64 LibreOffice_project/728fec16bd5f605073805c3c9e7c4212a0120dc5</meta:generator>
  </office:meta>
</office:document-meta>
</file>